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4902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O list for Inscape Access Control System (IACS)</text:p>
      <text:p text:style-name="Title"/>
      <text:h text:style-name="Heading_20_1" text:outline-level="1">SPI</text:h>
      <text:p text:style-name="Text_20_body">The SPI library is not well suited to multiple devices on the bus. The Ethernet W5100 uses the library but the SD interface on the same board does not. For IACS we additionally have the NFC board which uses SPI for communication to the PN532 chip.</text:p>
      <text:p text:style-name="Text_20_body">The changes to be made are:</text:p>
      <text:p text:style-name="Text_20_body">Use the single global object SD as if it was a singleton object. Each device driver can use this so long as there is no multitasking.</text:p>
      <text:p text:style-name="Text_20_body">The chip select line for each device must be managed by the device driver as the SPI driver has no real knowledge of chip selects (other than setting up the direction of the port pin for the Ethernet device.) There should be a private member variable that is set in the constructor so no other </text:p>
      <text:p text:style-name="Text_20_body">The Ethernet device should setup the chip select port pin direction even though the SPI driver does this because it will be more consistant with the other two drivers.</text:p>
      <text:p text:style-name="Text_20_body">The .begin member function should reprogram bitOrder, clockDivider, and dataMode. This is so that a system that only has one SPI device does not need the user to call the select() function and will maintain compatibility with the existing examples.</text:p>
      <text:p text:style-name="Text_20_body"/>
      <text:p text:style-name="Text_20_body">The SPI driver should have the software SPI code added and selected based on a compile time definition. This code is currently in the SD card code which is clearly the wrong place.</text:p>
      <text:p text:style-name="Text_20_body">The program accessing all three devices will then have a structure like this:</text:p>
      <text:p text:style-name="Preformatted_20_Text"><text:span text:style-name="Source_20_Text">// Instantiate driver objects</text:span></text:p>
      <text:p text:style-name="Preformatted_20_Text"><text:span text:style-name="Source_20_Text">#define NFC_CS 5</text:span></text:p>
      <text:p text:style-name="Preformatted_20_Text"><text:span text:style-name="Source_20_Text">#define W5100_CS 10</text:span></text:p>
      <text:p text:style-name="Preformatted_20_Text"><text:span text:style-name="Source_20_Text">#define SD_CS 4</text:span></text:p>
      <text:p text:style-name="Preformatted_20_Text"><text:span text:style-name="Source_20_Text">PN532 NFC(NFC_CS, ...);</text:span></text:p>
      <text:p text:style-name="Preformatted_20_Text"><text:span text:style-name="Source_20_Text">W5100 Ethernet(W5100_CS, ...);</text:span></text:p>
      <text:p text:style-name="Preformatted_20_Text"><text:span text:style-name="Source_20_Text">SD SDCARD(SD_CS, ...);</text:span></text:p>
      <text:p text:style-name="Preformatted_20_Text"><text:span text:style-name="Source_20_Text"/></text:p>
      <text:p text:style-name="Preformatted_20_Text"><text:span text:style-name="Source_20_Text">setup(){</text:span></text:p>
      <text:p text:style-name="Preformatted_20_Text"><text:span text:style-name="Source_20_Text"><text:tab/>nfc.begin();</text:span></text:p>
      <text:p text:style-name="Preformatted_20_Text"><text:span text:style-name="Source_20_Text"><text:tab/>Ethernet.begin();</text:span></text:p>
      <text:p text:style-name="Preformatted_20_Text"><text:span text:style-name="Source_20_Text"><text:tab/>SD.begin();</text:span></text:p>
      <text:p text:style-name="Preformatted_20_Text"><text:span text:style-name="Source_20_Text">}</text:span></text:p>
      <text:p text:style-name="Preformatted_20_Text"><text:span text:style-name="Source_20_Text"/></text:p>
      <text:p text:style-name="Preformatted_20_Text"><text:span text:style-name="Source_20_Text">loop() {</text:span></text:p>
      <text:p text:style-name="P1"><text:span text:style-name="Source_20_Text">NFC.select();</text:span></text:p>
      <text:p text:style-name="P1"><text:span text:style-name="Source_20_Text">// do nfc stuff here;</text:span></text:p>
      <text:p text:style-name="P1"><text:span text:style-name="Source_20_Text"/></text:p>
      <text:p text:style-name="P1"><text:span text:style-name="Source_20_Text">Ethernet.select();</text:span></text:p>
      <text:p text:style-name="P1"><text:span text:style-name="Source_20_Text">//do network stuff here</text:span></text:p>
      <text:p text:style-name="P1"><text:span text:style-name="Source_20_Text"/></text:p>
      <text:p text:style-name="P1"><text:span text:style-name="Source_20_Text">SD.select();</text:span></text:p>
      <text:p text:style-name="P1"><text:span text:style-name="Source_20_Text">// do flash memory card stuff here</text:span></text:p>
      <text:p text:style-name="P1"/>
      <text:p text:style-name="Preformatted_20_Text"><text:span text:style-name="Source_20_Text">}</text:span></text:p>
      <text:p text:style-name="Preformatted_20_Text"><text:span text:style-name="Source_20_Text"/></text:p>
      <text:p text:style-name="Preformatted_20_Text"><text:span text:style-name="Source_20_Text">Need to figure out what the defaults are for SPI bitOrder, clockDivider, and </text:span><text:soft-page-break/><text:span text:style-name="Source_20_Text">dataMode because the Ethernet driver currently does not set them and if I set them to 0, 0, 0 it stops working.</text:span></text:p>
      <text:p text:style-name="Preformatted_20_Text"><text:span text:style-name="Source_20_Text">Ethernet bit order is the default (MSBFirst) but NFC is LSBFirst. The default is MSBfirst so the NFC is setting it the wrong way for the ethernet W5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1M53S</meta:editing-duration>
    <meta:editing-cycles>6</meta:editing-cycles>
    <meta:generator>LibreOffice/3.4$Win32 LibreOffice_project/340m1$Build-103</meta:generator>
    <dc:date>2011-11-06T18:33:18.45</dc:date>
    <meta:document-statistic meta:table-count="0" meta:image-count="0" meta:object-count="0" meta:page-count="2" meta:paragraph-count="0" meta:word-count="369" meta:character-count="2102" meta:non-whitespace-character-count="1761"/>
    <meta:user-defined meta:name="Info 1"/>
    <meta:user-defined meta:name="Info 2"/>
    <meta:user-defined meta:name="Info 3"/>
    <meta:user-defined meta:name="Info 4"/>
  </office:meta>
</office:document-meta>
</file>